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venir Black" svg:font-family="'Avenir Black'" style:font-family-generic="swiss" style:font-pitch="variable"/>
    <style:font-face style:name="Avenir Book" svg:font-family="'Avenir Book'" style:font-family-generic="swiss" style:font-pitch="variable"/>
    <style:font-face style:name="Comfortaa" svg:font-family="Comforta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style:font-name="Avenir Black" fo:font-size="13pt" style:text-underline-style="none" fo:font-weight="normal" officeooo:rsid="00040a55" officeooo:paragraph-rsid="00040a55" fo:background-color="transparent" style:font-size-asian="13pt" style:font-weight-asian="normal" style:font-size-complex="13pt" style:font-weight-complex="normal"/>
    </style:style>
    <style:style style:name="P2" style:family="paragraph" style:parent-style-name="Standard">
      <style:paragraph-properties fo:line-height="100%" fo:text-align="center" style:justify-single-word="false"/>
      <style:text-properties style:font-name="Avenir Book" fo:font-size="24pt" style:text-underline-style="solid" style:text-underline-width="auto" style:text-underline-color="font-color" officeooo:rsid="00040a55" officeooo:paragraph-rsid="00040a55" fo:background-color="transparent" style:font-size-asian="21pt" style:font-size-complex="24pt"/>
    </style:style>
    <style:style style:name="P3" style:family="paragraph" style:parent-style-name="Standard">
      <style:paragraph-properties fo:line-height="100%" fo:text-align="center" style:justify-single-word="false"/>
      <style:text-properties style:font-name="Avenir Book" fo:font-size="12pt" officeooo:rsid="00040a55" officeooo:paragraph-rsid="00040a55" fo:background-color="transparent" style:font-size-asian="12pt" style:font-size-complex="12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Avenir Book" fo:font-size="12pt" fo:font-weight="bold" officeooo:rsid="00040a55" officeooo:paragraph-rsid="00040a55" fo:background-color="transparent" style:font-size-asian="12pt" style:font-weight-asian="bold" style:font-size-complex="12pt" style:font-weight-complex="bold"/>
    </style:style>
    <style:style style:name="P5" style:family="paragraph" style:parent-style-name="Standard">
      <style:paragraph-properties fo:line-height="100%" fo:text-align="justify" style:justify-single-word="false"/>
      <style:text-properties style:font-name="Avenir Book" fo:font-size="14pt" style:text-underline-style="solid" style:text-underline-width="auto" style:text-underline-color="font-color" fo:font-weight="bold" officeooo:rsid="00040a55" officeooo:paragraph-rsid="00040a55" fo:background-color="transparent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00%" fo:text-align="justify" style:justify-single-word="false"/>
      <style:text-properties style:font-name="Avenir Book" fo:font-size="13pt" style:text-underline-style="none" fo:font-weight="normal" officeooo:rsid="00040a55" officeooo:paragraph-rsid="00040a55" fo:background-color="transparent" style:font-size-asian="13pt" style:font-weight-asian="normal" style:font-size-complex="13pt" style:font-weight-complex="normal"/>
    </style:style>
    <style:style style:name="P7" style:family="paragraph" style:parent-style-name="Standard" style:list-style-name="L1">
      <style:paragraph-properties fo:line-height="100%" fo:text-align="justify" style:justify-single-word="false"/>
      <style:text-properties style:font-name="Avenir Book" fo:font-size="13pt" style:text-underline-style="none" fo:font-weight="normal" officeooo:rsid="00040a55" officeooo:paragraph-rsid="00040a55" fo:background-color="transparent" style:font-size-asian="13pt" style:font-weight-asian="normal" style:font-size-complex="13pt" style:font-weight-complex="normal"/>
    </style:style>
    <style:style style:name="P8" style:family="paragraph">
      <loext:graphic-properties draw:fill-color="#b2b2b2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Avenir Book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b2b2b2" draw:textarea-horizontal-align="justify" draw:textarea-vertical-align="middle" draw:auto-grow-height="false" fo:min-height="5.41cm" fo:min-width="20.999cm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custom-shape text:anchor-type="paragraph" draw:z-index="0" draw:name="Forme 1" draw:style-name="gr1" draw:text-style-name="P8" svg:width="21cm" svg:height="5.411cm" svg:x="-2.45cm" svg:y="-0.473cm"><text:p/><draw:enhanced-geometry svg:viewBox="0 0 21600 21600" draw:type="rectangle" draw:enhanced-path="M 0 0 L 21600 0 21600 21600 0 21600 0 0 Z N"/></draw:custom-shape>IUT ANGOULÊME</text:p>
      <text:p text:style-name="P2">Offre de stage BUT MMI</text:p>
      <text:p text:style-name="P3">(Multimédia, infographie, développement Web (sites web, HTML/CSS/JS, CMS, bases de données, …), vidéo, réseaux sociaux, évènementiel, communication numérique)</text:p>
      <text:p text:style-name="P3"/>
      <text:p text:style-name="P4"/>
      <text:p text:style-name="P5">Date du stage :</text:p>
      <text:p text:style-name="P6">- Du 15 avril au 15 juillet</text:p>
      <text:p text:style-name="P6"/>
      <text:p text:style-name="P5">Titre du stage :</text:p>
      <text:p text:style-name="P6">Stage en communication évènementielle et digitale</text:p>
      <text:p text:style-name="P6"/>
      <text:p text:style-name="P5">Nom de l’entreprise / organisme :</text:p>
      <text:p text:style-name="P6">Solo-Q</text:p>
      <text:p text:style-name="P6"/>
      <text:p text:style-name="P5">Adresse / Tel. du lieu de stage :</text:p>
      <text:p text:style-name="P6">23 Rue des fleurs</text:p>
      <text:p text:style-name="P6">16000 Angoulême</text:p>
      <text:p text:style-name="P6">05 34 25 42 45</text:p>
      <text:p text:style-name="P6"/>
      <text:p text:style-name="P5">Personne contact dans l’entreprise / organisme (mail/tel) :</text:p>
      <text:p text:style-name="P1"><text:span text:style-name="T2">Jean Bonbeurre – </text:span><text:a xlink:type="simple" xlink:href="mailto:jbonbeurre@gmail.com" text:style-name="Internet_20_link" text:visited-style-name="Visited_20_Internet_20_Link"><text:span text:style-name="T2">jbonbeurre@gmail.com</text:span></text:a><text:span text:style-name="T2"> – 06 35 75 35 64</text:span></text:p>
      <text:p text:style-name="P6"/>
      <text:p text:style-name="P5">Objectifs et description des missions confiées au stagiaire :</text:p>
      <text:list xml:id="list4293899809" text:style-name="L1">
        <text:list-item>
          <text:p text:style-name="P7"><text:span text:style-name="T1">Réalisation de contenus digitaux (post, article web pop-up interne…)</text:span></text:p>
        </text:list-item>
        <text:list-item>
          <text:p text:style-name="P7"><text:span text:style-name="T1">Participation à l’évènementiel (inaugurations, team building, rencontre locataires…) </text:span></text:p>
        </text:list-item>
        <text:list-item>
          <text:p text:style-name="P7"><text:span text:style-name="T1">Création graphique (print, video…) </text:span></text:p>
        </text:list-item>
      </text:list>
      <text:p text:style-name="P6"><text:span text:style-name="T1"/></text:p>
      <text:p text:style-name="P5">Objectifs et description des missions confiées au stagiaire :</text:p>
      <text:list xml:id="list114836184046883" text:continue-numbering="true" text:style-name="L1">
        <text:list-item>
          <text:p text:style-name="P7"><text:span text:style-name="T1">Autonomie</text:span></text:p>
        </text:list-item>
        <text:list-item>
          <text:p text:style-name="P7"><text:span text:style-name="T1">Force de proposition</text:span></text:p>
        </text:list-item>
        <text:list-item>
          <text:p text:style-name="P7"><text:span text:style-name="T1">Créativité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venir Black" svg:font-family="'Avenir Black'" style:font-family-generic="swiss" style:font-pitch="variable"/>
    <style:font-face style:name="Avenir Book" svg:font-family="'Avenir Book'" style:font-family-generic="swiss" style:font-pitch="variable"/>
    <style:font-face style:name="Comfortaa" svg:font-family="Comforta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8T11:23:56.267000000</meta:creation-date>
    <dc:date>2023-09-28T11:48:33.883000000</dc:date>
    <meta:editing-duration>PT24M47S</meta:editing-duration>
    <meta:editing-cycles>1</meta:editing-cycles>
    <meta:document-statistic meta:table-count="0" meta:image-count="0" meta:object-count="0" meta:page-count="1" meta:paragraph-count="23" meta:word-count="138" meta:character-count="886" meta:non-whitespace-character-count="773"/>
    <meta:generator>LibreOffice/7.5.2.2$Windows_X86_64 LibreOffice_project/53bb9681a964705cf672590721dbc85eb4d0c3a2</meta:generator>
  </office:meta>
</office:document-meta>
</file>